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3880000138882402CFFC2558592.png" manifest:media-type="image/png"/>
  <manifest:file-entry manifest:full-path="Pictures/10000000000000E6000000F00F373B38416321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cm, 7.477cm, 3.048cm, 8.077cm)" draw:image-opacity="100%" style:mirror="none"/>
    </style:style>
    <style:style style:name="gr4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8.992cm" fo:min-width="9.142cm" fo:padding-top="0.204cm" fo:padding-bottom="0.204cm" fo:padding-left="0.329cm" fo:padding-right="0.3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3cm" svg:y1="1.2cm" svg:x2="10.1cm" svg:y2="1.2cm">
          <text:p/>
        </draw:line>
        <draw:line draw:style-name="gr1" draw:text-style-name="P1" draw:layer="layout" svg:x1="3.7cm" svg:y1="1.2cm" svg:x2="0.26cm" svg:y2="1.2cm">
          <text:p/>
        </draw:line>
        <draw:frame draw:style-name="gr2" draw:text-style-name="P2" draw:layer="layout" svg:width="1.925cm" svg:height="2.009cm" svg:x="4cm" svg:y="0.091cm">
          <draw:image xlink:href="Pictures/10000000000000E6000000F00F373B3841632187.png" xlink:type="simple" xlink:show="embed" xlink:actuate="onLoad" loext:mime-type="image/png">
            <text:p/>
          </draw:image>
        </draw:frame>
        <draw:frame draw:style-name="gr3" draw:text-style-name="P2" draw:layer="layout" svg:width="9.839cm" svg:height="19.4cm" svg:x="0.3cm" svg:y="2.2cm">
          <draw:image xlink:href="Pictures/10000201000013880000138882402CFFC2558592.png" xlink:type="simple" xlink:show="embed" xlink:actuate="onLoad" loext:mime-type="image/png">
            <text:p/>
          </draw:image>
        </draw:frame>
        <draw:custom-shape draw:style-name="gr4" draw:text-style-name="P2" draw:layer="layout" svg:width="9.8cm" svg:height="19.4cm" svg:x="0.3cm" svg:y="2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21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20:52:38.511059640</meta:creation-date>
    <dc:date>2023-07-03T17:09:02.062077796</dc:date>
    <meta:editing-duration>PT20M3S</meta:editing-duration>
    <meta:editing-cycles>7</meta:editing-cycles>
    <meta:generator>LibreOffice/6.4.7.2$Linux_X86_64 LibreOffice_project/40$Build-2</meta:generator>
    <meta:document-statistic meta:object-count="5"/>
  </office:meta>
</office:document-meta>
</file>